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11576" calcext:value-type="float">
            <text:p>104.8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50616" calcext:value-type="float">
            <text:p>104.7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64104" calcext:value-type="float">
            <text:p>104.4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1808" calcext:value-type="float">
            <text:p>104.3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14168" calcext:value-type="float">
            <text:p>104.2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44064" calcext:value-type="float">
            <text:p>104.1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201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31872" calcext:value-type="float">
            <text:p>104.1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83104" calcext:value-type="float">
            <text:p>104.0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201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20264" calcext:value-type="float">
            <text:p>104.2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2016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4828" calcext:value-type="float">
            <text:p>104.3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201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916" calcext:value-type="float">
            <text:p>103.7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53208" calcext:value-type="float">
            <text:p>104.1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0704" calcext:value-type="float">
            <text:p>103.9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201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0664" calcext:value-type="float">
            <text:p>103.6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201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4592" calcext:value-type="float">
            <text:p>103.0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201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1544" calcext:value-type="float">
            <text:p>103.0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200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67208" calcext:value-type="float">
            <text:p>101.8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200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97104" calcext:value-type="float">
            <text:p>101.7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2007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08328" calcext:value-type="float">
            <text:p>103.2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2006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08328" calcext:value-type="float">
            <text:p>103.2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200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8232" calcext:value-type="float">
            <text:p>102.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4808" calcext:value-type="float">
            <text:p>102.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200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28624" calcext:value-type="float">
            <text:p>102.5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200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336" calcext:value-type="float">
            <text:p>103.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200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668" calcext:value-type="float">
            <text:p>102.9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200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26816" calcext:value-type="float">
            <text:p>104.8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199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08" calcext:value-type="float">
            <text:p>102.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199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2784" calcext:value-type="float">
            <text:p>100.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1997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3184" calcext:value-type="float">
            <text:p>100.9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199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41912" calcext:value-type="float">
            <text:p>100.6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199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9256" calcext:value-type="float">
            <text:p>100.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199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9184" calcext:value-type="float">
            <text:p>99.3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199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76536" calcext:value-type="float">
            <text:p>98.7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199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92944" calcext:value-type="float">
            <text:p>98.9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199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46056" calcext:value-type="float">
            <text:p>98.7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5228" calcext:value-type="float">
            <text:p>98.2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198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72576" calcext:value-type="float">
            <text:p>97.5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198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86064" calcext:value-type="float">
            <text:p>97.2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198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3496" calcext:value-type="float">
            <text:p>97.3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198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3224" calcext:value-type="float">
            <text:p>97.4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0364" calcext:value-type="float">
            <text:p>97.7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198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9884" calcext:value-type="float">
            <text:p>97.3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198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3408" calcext:value-type="float">
            <text:p>98.1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198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3788" calcext:value-type="float">
            <text:p>97.3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198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70112" calcext:value-type="float">
            <text:p>97.6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198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98512" calcext:value-type="float">
            <text:p>96.2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98512" calcext:value-type="float">
            <text:p>96.2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197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42808" calcext:value-type="float">
            <text:p>97.1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197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15504" calcext:value-type="float">
            <text:p>96.6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1472" calcext:value-type="float">
            <text:p>94.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197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3592" calcext:value-type="float">
            <text:p>95.0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197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93768" calcext:value-type="float">
            <text:p>93.3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197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45128" calcext:value-type="float">
            <text:p>92.8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197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6776" calcext:value-type="float">
            <text:p>92.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197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3136" calcext:value-type="float">
            <text:p>90.6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196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36" calcext:value-type="float">
            <text:p>89.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196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65952" calcext:value-type="float">
            <text:p>94.8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196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2352" calcext:value-type="float">
            <text:p>88.9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196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7544" calcext:value-type="float">
            <text:p>86.2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196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0912" calcext:value-type="float">
            <text:p>85.0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196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99504" calcext:value-type="float">
            <text:p>82.8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196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96968" calcext:value-type="float">
            <text:p>80.8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196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4992" calcext:value-type="float">
            <text:p>79.5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196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4264" calcext:value-type="float">
            <text:p>79.0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196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368" calcext:value-type="float">
            <text:p>78.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195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0088" calcext:value-type="float">
            <text:p>79.1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195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6984" calcext:value-type="float">
            <text:p>77.9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101</text:p>
          </table:table-cell>
          <table:table-cell office:value-type="string" calcext:value-type="string">
            <text:p>TWDB:2316101</text:p>
          </table:table-cell>
          <table:table-cell office:value-type="string" calcext:value-type="string">
            <text:p>195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31136" calcext:value-type="float">
            <text:p>78.4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50" meta:object-count="0"/>
    <meta:user-defined meta:name="AppVersion">3.0</meta:user-defined>
  </office:meta>
</office:document-meta>
</file>